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01F0000001B1D1C691874989B5F.png" manifest:media-type="image/png"/>
  <manifest:file-entry manifest:full-path="Configurations2/" manifest:media-type="application/vnd.sun.xml.ui.configuration"/>
  <manifest:file-entry manifest:full-path="Object 2" manifest:media-type="application/vnd.sun.star.oleobject"/>
  <manifest:file-entry manifest:full-path="Obj101" manifest:media-type="application/vnd.sun.star.oleobject"/>
  <manifest:file-entry manifest:full-path="Object 4" manifest:media-type="application/vnd.sun.star.oleobject"/>
  <manifest:file-entry manifest:full-path="styles.xml" manifest:media-type="text/xml"/>
  <manifest:file-entry manifest:full-path="settings.xml" manifest:media-type="text/xml"/>
  <manifest:file-entry manifest:full-path="Object 1" manifest:media-type="application/vnd.sun.star.oleobject"/>
  <manifest:file-entry manifest:full-path="Obj105" manifest:media-type="application/vnd.sun.star.oleobject"/>
  <manifest:file-entry manifest:full-path="Thumbnails/thumbnail.png" manifest:media-type="image/png"/>
  <manifest:file-entry manifest:full-path="Obj104" manifest:media-type="application/vnd.sun.star.oleobject"/>
  <manifest:file-entry manifest:full-path="Obj103" manifest:media-type="application/vnd.sun.star.oleobject"/>
  <manifest:file-entry manifest:full-path="content.xml" manifest:media-type="text/xml"/>
  <manifest:file-entry manifest:full-path="ObjectReplacements/Object 4" manifest:media-type=""/>
  <manifest:file-entry manifest:full-path="ObjectReplacements/Object 2" manifest:media-type=""/>
  <manifest:file-entry manifest:full-path="ObjectReplacements/Object 1" manifest:media-type=""/>
  <manifest:file-entry manifest:full-path="ObjectReplacements/Obj105" manifest:media-type=""/>
  <manifest:file-entry manifest:full-path="ObjectReplacements/Obj104" manifest:media-type=""/>
  <manifest:file-entry manifest:full-path="ObjectReplacements/Obj103" manifest:media-type=""/>
  <manifest:file-entry manifest:full-path="ObjectReplacements/Obj101" manifest:media-type=""/>
  <manifest:file-entry manifest:full-path="ObjectReplacements/Obj100" manifest:media-type=""/>
  <manifest:file-entry manifest:full-path="meta.xml" manifest:media-type="text/xml"/>
  <manifest:file-entry manifest:full-path="Obj100" manifest:media-type="application/vnd.sun.star.oleobject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2" svg:font-family="Calibri"/>
    <style:font-face style:name="Arial1" svg:font-family="Arial" style:font-pitch="variable"/>
    <style:font-face style:name="Calibri" svg:font-family="Calibri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Calibri1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18cm" svg:stroke-color="#000000" svg:stroke-linecap="butt" draw:fill="solid" draw:fill-color="#a5c7c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fill-color="#a5c7c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3" style:family="graphic" style:parent-style-name="standard">
      <style:graphic-properties draw:stroke="solid" svg:stroke-width="0.018cm" svg:stroke-color="#000000" svg:stroke-linecap="butt" draw:fill="solid" draw:fill-color="#fadc1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Object_20_with_20_no_20_fill_20_and_20_no_20_line">
      <style:graphic-properties draw:stroke="none" svg:stroke-width="0cm" draw:fill="none" draw:fill-color="#fadc19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6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8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fill-color="#a5c7c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1">
      <style:graphic-properties draw:stroke="none" svg:stroke-width="0cm" draw:fill="none" draw:fill-color="#a5c7ce" draw:textarea-vertical-align="top" draw:auto-grow-height="false" draw:fit-to-size="false" style:shrink-to-fit="false" fo:min-height="0.712cm" fo:min-width="0.603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1.124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0cm" fo:min-width="0.943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2.349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2">
      <style:graphic-properties draw:stroke="solid" svg:stroke-width="0.018cm" svg:stroke-color="#000000" svg:stroke-linecap="butt" draw:fill="solid" draw:fill-color="#f3962c" draw:textarea-vertical-align="middle" draw:auto-grow-height="false" draw:fit-to-size="false" style:shrink-to-fit="false" fo:min-height="1.4cm" fo:min-width="2.2cm" fo:padding-top="0cm" fo:padding-bottom="0cm" fo:padding-left="0cm" fo:padding-right="0cm" fo:wrap-option="wrap"/>
      <style:paragraph-properties style:writing-mode="lr-tb"/>
    </style:style>
    <style:style style:name="gr15" style:family="graphic" style:parent-style-name="standard">
      <style:graphic-properties draw:stroke="solid" svg:stroke-width="0.018cm" svg:stroke-color="#000000" svg:stroke-linecap="butt" draw:fill="solid" draw:fill-color="#a5c7ce" draw:textarea-vertical-align="middle" draw:auto-grow-height="false" draw:fit-to-size="false" style:shrink-to-fit="false" fo:min-height="1.185cm" fo:min-width="1.1cm" fo:padding-top="0cm" fo:padding-bottom="0cm" fo:padding-left="0cm" fo:padding-right="0cm" fo:wrap-option="wrap"/>
    </style:style>
    <style:style style:name="gr16" style:family="graphic" style:parent-style-name="standard">
      <style:graphic-properties draw:stroke="solid" svg:stroke-width="0.018cm" svg:stroke-color="#000000" svg:stroke-linecap="butt" draw:fill="solid" draw:fill-color="#fadc19" draw:textarea-vertical-align="middle" draw:auto-grow-height="false" draw:fit-to-size="false" style:shrink-to-fit="false" fo:min-height="0.935cm" fo:min-width="0.6cm" fo:padding-top="0.125cm" fo:padding-bottom="0.125cm" fo:padding-left="0.25cm" fo:padding-right="0.25cm" fo:wrap-option="wrap"/>
    </style:style>
    <style:style style:name="gr17" style:family="graphic">
      <style:graphic-properties style:protect="size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a5c7ce"/>
      <style:paragraph-properties fo:text-align="center" style:font-independent-line-spacing="true"/>
      <style:text-properties fo:font-size="18pt"/>
    </style:style>
    <style:style style:name="P2" style:family="paragraph">
      <loext:graphic-properties draw:fill="none" draw:fill-color="#a5c7ce"/>
      <style:paragraph-properties fo:text-align="start"/>
      <style:text-properties fo:font-size="18pt"/>
    </style:style>
    <style:style style:name="P3" style:family="paragraph">
      <loext:graphic-properties draw:fill="solid" draw:fill-color="#fadc19"/>
      <style:paragraph-properties fo:text-align="center" style:font-independent-line-spacing="true"/>
      <style:text-properties fo:font-size="18pt"/>
    </style:style>
    <style:style style:name="P4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5" style:family="paragraph">
      <loext:graphic-properties draw:fill="none" draw:fill-color="#fadc19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top="0cm" fo:margin-bottom="0cm" fo:line-height="100%" fo:text-align="start" style:writing-mode="lr-tb"/>
      <style:text-properties fo:font-size="18pt"/>
    </style:style>
    <style:style style:name="P8" style:family="paragraph">
      <loext:graphic-properties draw:fill="none" draw:fill-color="#a5c7c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0" style:family="paragraph">
      <loext:graphic-properties draw:fill="solid" draw:fill-color="#f3962c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language="de" fo:country="D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name="Ellipse 23" draw:style-name="gr1" draw:text-style-name="P1" draw:layer="layout" svg:width="1.556cm" svg:height="1.675cm" svg:x="4.743cm" svg:y="5.6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" draw:style-name="gr2" draw:text-style-name="P2" draw:layer="layout" svg:width="1.269cm" svg:height="0.793cm" svg:x="4.992cm" svg:y="6.025cm">
          <draw:object-ole draw:class-id="00000000-0000-0000-0000-000000000000" xlink:href="./Obj100" xlink:type="simple" xlink:show="embed" xlink:actuate="onLoad">
            <loext:p/>
          </draw:object-ole>
          <draw:image xlink:href="./ObjectReplacements/Obj100" xlink:type="simple" xlink:show="embed" xlink:actuate="onLoad"/>
        </draw:frame>
        <draw:custom-shape draw:name="Ellipse 38" draw:style-name="gr3" draw:text-style-name="P3" draw:layer="layout" svg:width="1.556cm" svg:height="1.675cm" svg:x="7.343cm" svg:y="8.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9" draw:style-name="gr4" draw:text-style-name="P4" draw:layer="layout" svg:width="1.556cm" svg:height="1.675cm" svg:x="7.343cm" svg:y="5.6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40" draw:style-name="gr1" draw:text-style-name="P1" draw:layer="layout" svg:width="1.556cm" svg:height="1.675cm" svg:x="7.344cm" svg:y="1.5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" draw:style-name="gr5" draw:text-style-name="P5" draw:layer="layout" svg:width="0.899cm" svg:height="0.793cm" svg:x="7.748cm" svg:y="9.026cm">
          <draw:object-ole draw:class-id="00000000-0000-0000-0000-000000000000" xlink:href="./Obj101" xlink:type="simple" xlink:show="embed" xlink:actuate="onLoad">
            <loext:p/>
          </draw:object-ole>
          <draw:image xlink:href="./ObjectReplacements/Obj101" xlink:type="simple" xlink:show="embed" xlink:actuate="onLoad"/>
        </draw:frame>
        <draw:custom-shape draw:name="Gerade Verbindung mit Pfeil 48" draw:style-name="gr6" draw:text-style-name="P6" draw:layer="layout" svg:width="0.001cm" svg:height="1.248cm" svg:x="8.121cm" svg:y="7.30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9" draw:style-name="gr6" draw:text-style-name="P6" draw:layer="layout" svg:width="0.01cm" svg:height="0.799cm" svg:x="8.11cm" svg:y="4.82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erade Verbindung mit Pfeil 75" draw:style-name="gr6" draw:text-style-name="P6" draw:layer="layout" svg:width="1.043cm" svg:height="0.001cm" svg:x="6.299cm" svg:y="6.463cm">
          <text:p/>
          <draw:enhanced-geometry draw:mirror-horizontal="false" draw:mirror-vertical="false" svg:viewBox="0 0 21600 21600" draw:type="mso-spt32" draw:enhanced-path="M 0 0 L 21600 21600 N"/>
        </draw:custom-shape>
        <draw:frame draw:name="Object 42" draw:style-name="gr7" draw:text-style-name="P6" draw:layer="layout" svg:width="0.74cm" svg:height="0.634cm" svg:x="7.381cm" svg:y="7.582cm">
          <draw:object-ole draw:class-id="00000000-0000-0000-0000-000000000000" xlink:href="./Obj103" xlink:type="simple" xlink:show="embed" xlink:actuate="onLoad">
            <loext:p/>
          </draw:object-ole>
          <draw:image xlink:href="./ObjectReplacements/Obj103" xlink:type="simple" xlink:show="embed" xlink:actuate="onLoad"/>
        </draw:frame>
        <draw:frame draw:name="Object 34" draw:style-name="gr2" draw:text-style-name="P2" draw:layer="layout" svg:width="0.899cm" svg:height="0.793cm" svg:x="7.801cm" svg:y="2.031cm">
          <draw:object-ole draw:class-id="00000000-0000-0000-0000-000000000000" xlink:href="./Obj104" xlink:type="simple" xlink:show="embed" xlink:actuate="onLoad">
            <loext:p/>
          </draw:object-ole>
          <draw:image xlink:href="./ObjectReplacements/Obj104" xlink:type="simple" xlink:show="embed" xlink:actuate="onLoad"/>
        </draw:frame>
        <draw:g draw:name="Gruppieren 57">
          <draw:custom-shape draw:name="Rechteck 55" draw:style-name="gr4" draw:text-style-name="P4" draw:layer="layout" svg:width="1.399cm" svg:height="0.799cm" svg:x="7.41cm" svg:y="4.0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36" draw:style-name="gr8" draw:text-style-name="P6" draw:layer="layout" svg:width="0.819cm" svg:height="0.713cm" svg:x="7.66cm" svg:y="4.111cm">
            <draw:image xlink:href="Pictures/100000000000001F0000001B1D1C691874989B5F.png" xlink:type="simple" xlink:show="embed" xlink:actuate="onLoad" loext:mime-type="image/png">
              <text:p/>
            </draw:image>
          </draw:frame>
        </draw:g>
        <draw:custom-shape draw:name="Gerade Verbindung mit Pfeil 58" draw:style-name="gr9" draw:text-style-name="P2" draw:layer="layout" svg:width="0.01cm" svg:height="0.799cm" svg:x="8.1cm" svg:y="3.221cm">
          <text:p/>
          <draw:enhanced-geometry draw:mirror-horizontal="true" draw:mirror-vertical="true" svg:viewBox="0 0 21600 21600" draw:type="mso-spt32" draw:enhanced-path="M 0 0 L 21600 21600 N"/>
        </draw:custom-shape>
        <draw:frame draw:name="Object 37" draw:style-name="gr7" draw:text-style-name="P6" draw:layer="layout" svg:width="0.802cm" svg:height="0.797cm" svg:x="7.743cm" svg:y="6.045cm">
          <draw:object-ole draw:class-id="00000000-0000-0000-0000-000000000000" xlink:href="./Obj105" xlink:type="simple" xlink:show="embed" xlink:actuate="onLoad">
            <loext:p/>
          </draw:object-ole>
          <draw:image xlink:href="./ObjectReplacements/Obj105" xlink:type="simple" xlink:show="embed" xlink:actuate="onLoad"/>
        </draw:frame>
        <draw:custom-shape draw:name="TextShape 24_2" draw:style-name="gr10" draw:text-style-name="P8" draw:layer="layout" svg:width="1.102cm" svg:height="0.961cm" svg:x="6.379cm" svg:y="5.48cm">
          <text:p text:style-name="P7"><text:span text:style-name="T1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48_0" draw:style-name="gr11" draw:text-style-name="P6" draw:layer="layout" svg:width="0.007cm" svg:height="1.374cm" svg:x="15.498cm" svg:y="7.22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erade Verbindung mit Pfeil 75_0" draw:style-name="gr12" draw:text-style-name="P6" draw:layer="layout" svg:width="1.443cm" svg:height="0.012cm" svg:x="12.956cm" svg:y="6.5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8_0" draw:style-name="gr13" draw:text-style-name="P6" draw:layer="layout" svg:width="0.007cm" svg:height="2.599cm" svg:x="15.5cm" svg:y="3.2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hteck 66" draw:style-name="gr14" draw:text-style-name="P10" draw:layer="layout" svg:width="2.199cm" svg:height="1.399cm" svg:x="14.4cm" svg:y="5.824cm">
          <text:p text:style-name="P9"><text:span text:style-name="T2">LST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3_0" draw:style-name="gr15" draw:text-style-name="P1" draw:layer="layout" svg:width="1.556cm" svg:height="1.675cm" svg:x="11.442cm" svg:y="5.6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0" draw:style-name="gr2" draw:text-style-name="P2" draw:layer="layout" svg:width="1.269cm" svg:height="0.793cm" svg:x="11.691cm" svg:y="6.025cm">
          <draw:object-ole draw:class-id="00000000-0000-0000-0000-000000000000" xlink:href="./Object 1" xlink:type="simple" xlink:show="embed" xlink:actuate="onLoad">
            <loext:p/>
          </draw:object-ole>
          <draw:image xlink:href="./ObjectReplacements/Object 1" xlink:type="simple" xlink:show="embed" xlink:actuate="onLoad"/>
        </draw:frame>
        <draw:custom-shape draw:name="Ellipse 38_0" draw:style-name="gr16" draw:text-style-name="P3" draw:layer="layout" svg:width="1.556cm" svg:height="1.675cm" svg:x="14.744cm" svg:y="8.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0" draw:style-name="gr5" draw:text-style-name="P5" draw:layer="layout" svg:width="0.899cm" svg:height="0.793cm" svg:x="15.149cm" svg:y="9.026cm">
          <draw:object-ole draw:class-id="00000000-0000-0000-0000-000000000000" xlink:href="./Object 2" xlink:type="simple" xlink:show="embed" xlink:actuate="onLoad">
            <loext:p/>
          </draw:object-ole>
          <draw:image xlink:href="./ObjectReplacements/Object 2" xlink:type="simple" xlink:show="embed" xlink:actuate="onLoad"/>
        </draw:frame>
        <draw:custom-shape draw:name="Ellipse 40_1" draw:style-name="gr15" draw:text-style-name="P1" draw:layer="layout" svg:width="1.556cm" svg:height="1.675cm" svg:x="14.744cm" svg:y="1.5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4_1" draw:style-name="gr2" draw:text-style-name="P2" draw:layer="layout" svg:width="0.899cm" svg:height="0.793cm" svg:x="15.201cm" svg:y="2.04cm">
          <draw:object-ole draw:class-id="00000000-0000-0000-0000-000000000000" xlink:href="./Object 4" xlink:type="simple" xlink:show="embed" xlink:actuate="onLoad">
            <loext:p/>
          </draw:object-ole>
          <draw:image xlink:href="./ObjectReplacements/Object 4" xlink:type="simple" xlink:show="embed" xlink:actuate="onLoad"/>
        </draw:fram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2" svg:font-family="Calibri"/>
    <style:font-face style:name="Arial1" svg:font-family="Arial" style:font-pitch="variable"/>
    <style:font-face style:name="Calibri" svg:font-family="Calibri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Calibri1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2" fo:font-size="44pt" fo:letter-spacing="normal" fo:language="de" fo:country="DE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Titelmasterformat durch Klicken bearbeite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1-12-15">15.12.21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Folie 1</dc:title>
    <meta:initial-creator>Windows-Benutzer</meta:initial-creator>
    <meta:editing-cycles>14</meta:editing-cycles>
    <meta:creation-date>2017-09-11T16:26:15</meta:creation-date>
    <dc:date>2021-12-15T16:58:41.522373086</dc:date>
    <meta:editing-duration>P1DT6H23M42S</meta:editing-duration>
    <meta:generator>LibreOffice/6.4.7.2$Linux_X86_64 LibreOffice_project/40$Build-2</meta:generator>
    <meta:document-statistic meta:object-count="5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